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7.006cm" fo:margin-left="0cm" table:align="left"/>
    </style:style>
    <style:style style:name="表格1.A" style:family="table-column">
      <style:table-column-properties style:column-width="0.84cm"/>
    </style:style>
    <style:style style:name="表格1.B" style:family="table-column">
      <style:table-column-properties style:column-width="16.166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deforces 150A REPORT</text:p>
      <text:p text:style-name="Standard">write by gestapolur</text:p>
      <text:p text:style-name="Standard">2012-02-19</text:p>
      <text:p text:style-name="Standard">题目大意</text:p>
      <text:p text:style-name="Standard"><text:tab/>一个二人取数的游戏规则如下：给出一个正整数n，一个人可以把n变成n的一个除了1和n之外的因子，两人轮流操作直到某人无法再变则这个人获胜。问先取的玩家是否可以获胜，若能获胜则输出第一步的选择。</text:p>
      <text:p text:style-name="Standard">算法分析</text:p>
      <text:p text:style-name="Standard"><text:tab/>首先可以想到如果某人无法再取，那么最后剩下的必然是n的一个质因子。并且如果这个数不是质数起码会有两个质因子，否则根据题目表述第一个玩家就直接胜利了。因此如果n有两个质因子，那么先取的玩家只能取1个质因子，剩下的质因子必然会导致第二个玩家获胜。所以只有两个质因子的时候即是某个玩家的必输态。因此在多于两个质因子的情况下第一个玩家第一次取的时候就取到剩下两个质因子就可以使得第二个玩家输掉。</text:p>
      <text:p text:style-name="Standard"><text:tab/>因此只要分解n的因子并对其数量进行判断就可以了。因为n比较大可以先建立一个2..sqrt(n)的素数表来分解即可。</text:p>
      <text:p text:style-name="Standard">代码</text:p>
      <table:table table:name="表格1" table:style-name="表格1">
        <table:table-column table:style-name="表格1.A"/>
        <table:table-column table:style-name="表格1.B"/>
        <table:table-row>
          <table:table-cell table:style-name="表格1.A1" office:value-type="string">
            <text:p text:style-name="Table_20_Contents"/>
          </table:table-cell>
          <table:table-cell table:style-name="表格1.B1" office:value-type="string">
            <text:p text:style-name="Table_20_Contents">/*</text:p>
            <text:p text:style-name="Table_20_Contents"><text:s text:c="2"/>CF 150 A</text:p>
            <text:p text:style-name="Table_20_Contents"><text:s text:c="2"/>ACCEPTED</text:p>
            <text:p text:style-name="Table_20_Contents"><text:s text:c="2"/>2012-02-19</text:p>
            <text:p text:style-name="Table_20_Contents"><text:s text:c="2"/>gestapolur</text:p>
            <text:p text:style-name="Table_20_Contents">*/</text:p>
            <text:p text:style-name="Table_20_Contents">#include&lt;iostream&gt;</text:p>
            <text:p text:style-name="Table_20_Contents">#include&lt;cmath&gt;</text:p>
            <text:p text:style-name="Table_20_Contents">#define MAXN 10000005</text:p>
            <text:p text:style-name="Table_20_Contents">using namespace std;</text:p>
            <text:p text:style-name="Table_20_Contents"/>
            <text:p text:style-name="Table_20_Contents">long long n ;</text:p>
            <text:p text:style-name="Table_20_Contents">int tot;</text:p>
            <text:p text:style-name="Table_20_Contents"/>
            <text:p text:style-name="Table_20_Contents">int stk[ MAXN ];</text:p>
            <text:p text:style-name="Table_20_Contents"/>
            <text:p text:style-name="Table_20_Contents">bool notp[ MAXN ];</text:p>
            <text:p text:style-name="Table_20_Contents"/>
            <text:p text:style-name="Table_20_Contents">void prime()</text:p>
            <text:p text:style-name="Table_20_Contents">{</text:p>
            <text:p text:style-name="Table_20_Contents"><text:s text:c="2"/>tot = sqrt( n ) ;</text:p>
            <text:p text:style-name="Table_20_Contents"><text:s text:c="2"/>int k ;</text:p>
            <text:p text:style-name="Table_20_Contents"/>
            <text:p text:style-name="Table_20_Contents"><text:s text:c="2"/>for( int i = 2 ; i &lt;= tot ; ++ i )</text:p>
            <text:p text:style-name="Table_20_Contents"><text:s text:c="4"/>if( not notp[ i ] )</text:p>
            <text:p text:style-name="Table_20_Contents"><text:s text:c="6"/>{</text:p>
            <text:p text:style-name="Table_20_Contents"><text:s text:c="8"/>stk[ ++stk[ 0 ] ] = i ; </text:p>
            <text:p text:style-name="Table_20_Contents"><text:s text:c="8"/>k = 2;</text:p>
            <text:p text:style-name="Table_20_Contents"><text:soft-page-break/><text:s text:c="8"/>while( k * i &lt;= tot )</text:p>
            <text:p text:style-name="Table_20_Contents"><text:s text:c="10"/>{ notp[ k * i ] = true; ++ k ; }</text:p>
            <text:p text:style-name="Table_20_Contents"><text:s text:c="8"/></text:p>
            <text:p text:style-name="Table_20_Contents"><text:s text:c="6"/>}</text:p>
            <text:p text:style-name="Table_20_Contents"/>
            <text:p text:style-name="Table_20_Contents"><text:s text:c="2"/>return ;</text:p>
            <text:p text:style-name="Table_20_Contents">}</text:p>
            <text:p text:style-name="Table_20_Contents"/>
            <text:p text:style-name="Table_20_Contents">void work()</text:p>
            <text:p text:style-name="Table_20_Contents">{</text:p>
            <text:p text:style-name="Table_20_Contents"><text:s text:c="2"/>int div = 0 , tmp = 1 ;</text:p>
            <text:p text:style-name="Table_20_Contents"><text:s/></text:p>
            <text:p text:style-name="Table_20_Contents"><text:s text:c="2"/>for( int i = 1 ; i &lt;= stk[ 0 ] ; ++ i )</text:p>
            <text:p text:style-name="Table_20_Contents"><text:s text:c="4"/>{</text:p>
            <text:p text:style-name="Table_20_Contents"><text:s text:c="6"/>//cout&lt;&lt;stk[ i ]&lt;&lt;"x\n";</text:p>
            <text:p text:style-name="Table_20_Contents"><text:s text:c="6"/>while( n % stk[ i ] == 0 )</text:p>
            <text:p text:style-name="Table_20_Contents"><text:s text:c="8"/>{</text:p>
            <text:p text:style-name="Table_20_Contents"><text:s text:c="10"/>++ div;</text:p>
            <text:p text:style-name="Table_20_Contents"><text:s text:c="10"/>tmp *= stk[ i ];</text:p>
            <text:p text:style-name="Table_20_Contents"><text:s text:c="10"/>if( div == 2 )</text:p>
            <text:p text:style-name="Table_20_Contents"><text:s text:c="12"/>{ cout&lt;&lt;"1\n"&lt;&lt;tmp&lt;&lt;"\n"; return ; }</text:p>
            <text:p text:style-name="Table_20_Contents"><text:s text:c="10"/>if( n / stk[ i ] &lt;= tot ) </text:p>
            <text:p text:style-name="Table_20_Contents"><text:s text:c="12"/>n /= ( n / stk[ i ] ) ;</text:p>
            <text:p text:style-name="Table_20_Contents"><text:s text:c="10"/>n /= stk[ i ];</text:p>
            <text:p text:style-name="Table_20_Contents"><text:s text:c="8"/>}</text:p>
            <text:p text:style-name="Table_20_Contents"><text:s text:c="6"/>if( n == 1 ) break;</text:p>
            <text:p text:style-name="Table_20_Contents"><text:s text:c="4"/>}</text:p>
            <text:p text:style-name="Table_20_Contents"><text:s text:c="2"/>if( div == 1 )</text:p>
            <text:p text:style-name="Table_20_Contents"><text:s text:c="4"/>cout&lt;&lt;"2\n";</text:p>
            <text:p text:style-name="Table_20_Contents"><text:s text:c="2"/>else</text:p>
            <text:p text:style-name="Table_20_Contents"><text:s text:c="4"/>cout&lt;&lt;"1\n0\n";</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text:p>
            <text:p text:style-name="Table_20_Contents"><text:s text:c="2"/>cin&gt;&gt;n;</text:p>
            <text:p text:style-name="Table_20_Contents"/>
            <text:p text:style-name="Table_20_Contents"><text:s text:c="2"/>prime();</text:p>
            <text:p text:style-name="Table_20_Contents"/>
            <text:p text:style-name="Table_20_Contents"><text:s text:c="2"/>work();</text:p>
            <text:p text:style-name="Table_20_Contents"/>
            <text:p text:style-name="Table_20_Contents"><text:soft-page-break/><text:s text:c="2"/>return 0;</text:p>
            <text:p text:style-name="Table_20_Conten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2-02-19T22:51:27</meta:creation-date>
    <dc:date>2012-02-19T23:39:42</dc:date>
    <dc:creator>gestapolur </dc:creator>
    <meta:editing-duration>PT32M43S</meta:editing-duration>
    <meta:editing-cycles>9</meta:editing-cycles>
    <meta:generator>LibreOffice/3.4$Linux LibreOffice_project/340m1$Build-402</meta:generator>
    <meta:document-statistic meta:table-count="1" meta:image-count="0" meta:object-count="0" meta:page-count="3" meta:paragraph-count="71" meta:word-count="248" meta:character-count="1361" meta:non-whitespace-character-count="1038"/>
  </office:meta>
</office:document-meta>
</file>